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51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PLENGTH_7_Algorithms_1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opalnia_DATASIZE_200_KNN_3_distanceAlgorithm_PROBABILITY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2:40:45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